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fill="solid" draw:fill-color="#0084d1" draw:textarea-horizontal-align="center" draw:textarea-vertical-align="middle"/>
    </style:style>
    <style:style style:name="gr3" style:family="graphic" style:parent-style-name="standard">
      <style:graphic-properties draw:fill="solid" draw:fill-color="#83caff" draw:textarea-horizontal-align="center" draw:textarea-vertical-align="middle"/>
    </style:style>
    <style:style style:name="gr4" style:family="graphic" style:parent-style-name="standard">
      <style:graphic-properties draw:fill="solid" draw:fill-color="#579d1c" draw:textarea-horizontal-align="center" draw:textarea-vertical-align="middle"/>
    </style:style>
    <style:style style:name="gr5" style:family="graphic" style:parent-style-name="standard">
      <style:graphic-properties draw:fill="solid" draw:fill-color="#ff950e" draw:textarea-horizontal-align="center" draw:textarea-vertical-align="middle"/>
    </style:style>
    <style:style style:name="gr6" style:family="graphic" style:parent-style-name="standard">
      <style:graphic-properties draw:fill="solid" draw:fill-color="#c5000b" draw:textarea-horizontal-align="center" draw:textarea-vertical-align="middle"/>
    </style:style>
    <style:style style:name="gr7" style:family="graphic" style:parent-style-name="standard">
      <style:graphic-properties draw:fill="solid" draw:fill-color="#ffd320" draw:textarea-horizontal-align="center" draw:textarea-vertical-align="middle"/>
    </style:style>
    <style:style style:name="gr8" style:family="graphic" style:parent-style-name="standard">
      <style:graphic-properties svg:stroke-width="0.05cm" svg:stroke-color="#aecf00" draw:marker-start-width="0.275cm" draw:marker-end-width="0.275cm" draw:fill="solid" draw:fill-color="#83ca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c5000b" draw:marker-start-width="0.275cm" draw:marker-end-width="0.275cm" draw:fill="solid" draw:fill-color="#83ca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marker-end="Arrow" draw:marker-end-width="0.2cm" draw:textarea-horizontal-align="center" draw:textarea-vertical-align="middle"/>
    </style:style>
    <style:style style:name="gr11" style:family="graphic" style:parent-style-name="standard">
      <style:graphic-properties draw:fill="solid" draw:fill-color="#ccccff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draw:fill="solid" draw:fill-color="#ffcc99"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draw:fill="solid" draw:fill-color="#ffcc99" draw:textarea-horizontal-align="center" draw:textarea-vertical-align="middle"/>
    </style:style>
    <style:style style:name="gr14" style:family="graphic" style:parent-style-name="standard">
      <style:graphic-properties draw:stroke="dash" draw:stroke-dash="Ultrafine_20_Dashed" draw:fill="solid" draw:fill-color="#ff8080" draw:textarea-horizontal-align="center" draw:textarea-vertical-align="middle"/>
    </style:style>
    <style:style style:name="gr15" style:family="graphic" style:parent-style-name="standard">
      <style:graphic-properties draw:fill="solid" draw:fill-color="#e6e6ff" draw:textarea-horizontal-align="center" draw:textarea-vertical-align="middle"/>
    </style:style>
    <style:style style:name="gr16" style:family="graphic" style:parent-style-name="standard">
      <style:graphic-properties svg:stroke-width="0.05cm" svg:stroke-color="#ff0000" draw:marker-start-width="0.275cm" draw:marker-end-width="0.275cm" draw:fill="solid" draw:fill-color="#cccccc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83caff" draw:textarea-horizontal-align="center" draw:textarea-vertical-align="middle"/>
    </style:style>
    <style:style style:name="P1" style:family="paragraph">
      <style:paragraph-properties fo:text-align="center"/>
      <style:text-properties fo:font-size="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pt" style:font-size-asian="18pt" style:font-size-complex="18pt"/>
    </style:style>
    <style:style style:name="P4" style:family="paragraph">
      <style:paragraph-properties fo:text-align="center"/>
      <style:text-properties fo:font-size="7pt" style:font-size-asian="18pt" style:font-size-complex="18pt"/>
    </style:style>
    <style:style style:name="P5" style:family="paragraph">
      <style:paragraph-properties fo:text-align="center"/>
      <style:text-properties fo:font-size="7pt" fo:font-weight="bold" style:font-size-asian="18pt" style:font-weight-asian="bold" style:font-size-complex="18pt" style:font-weight-complex="bold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6pt" style:font-size-asian="18pt" style:font-size-complex="18pt"/>
    </style:style>
    <style:style style:name="T3" style:family="text">
      <style:text-properties style:text-position="-33% 58%" fo:font-size="6pt" fo:font-weight="normal" style:font-size-asian="18pt" style:font-weight-asian="normal" style:font-size-complex="18pt" style:font-weight-complex="normal"/>
    </style:style>
    <style:style style:name="T4" style:family="text">
      <style:text-properties fo:font-size="7pt" style:font-size-asian="18pt" style:font-size-complex="18pt"/>
    </style:style>
    <style:style style:name="T5" style:family="text">
      <style:text-properties fo:font-size="7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id="id3" draw:layer="layout" svg:width="4.062cm" svg:height="4.175cm" svg:x="1.407cm" svg:y="1.662cm">
          <text:p/>
        </draw:rect>
        <draw:rect draw:style-name="gr2" draw:text-style-name="P1" draw:layer="layout" svg:width="4.062cm" svg:height="0.537cm" svg:x="1.407cm" svg:y="1.661cm">
          <text:p text:style-name="P2"><text:span text:style-name="T1">Main Menu</text:span></text:p>
        </draw:rect>
        <draw:rect draw:style-name="gr3" draw:text-style-name="P3" draw:id="id1" draw:layer="layout" svg:width="3.541cm" svg:height="0.364cm" svg:x="1.657cm" svg:y="2.407cm">
          <text:p text:style-name="P2"><text:span text:style-name="T2">Create order </text:span><text:span text:style-name="T3">(оформить заказ)</text:span></text:p>
        </draw:rect>
        <draw:rect draw:style-name="gr3" draw:text-style-name="P3" draw:id="id10" draw:layer="layout" svg:width="3.541cm" svg:height="0.364cm" svg:x="1.657cm" svg:y="3.407cm">
          <text:p text:style-name="P2"><text:span text:style-name="T2">Return to storehouse </text:span><text:span text:style-name="T3">(вернуть на склад)</text:span></text:p>
        </draw:rect>
        <draw:rect draw:style-name="gr3" draw:text-style-name="P3" draw:id="id4" draw:layer="layout" svg:width="3.541cm" svg:height="0.364cm" svg:x="1.657cm" svg:y="2.907cm">
          <text:p text:style-name="P2"><text:span text:style-name="T2">Take order </text:span><text:span text:style-name="T3">(взять заказ на выполнение)</text:span></text:p>
        </draw:rect>
        <draw:rect draw:style-name="gr3" draw:text-style-name="P3" draw:id="id12" draw:layer="layout" svg:width="3.541cm" svg:height="0.364cm" svg:x="1.658cm" svg:y="3.907cm">
          <text:p text:style-name="P2"><text:span text:style-name="T2">Return to customer </text:span><text:span text:style-name="T3">(вернуть заказчику)</text:span></text:p>
        </draw:rect>
        <draw:rect draw:style-name="gr1" draw:text-style-name="P1" draw:id="id2" draw:layer="layout" svg:width="4.062cm" svg:height="2.838cm" svg:x="9.907cm" svg:y="1.163cm">
          <text:p/>
        </draw:rect>
        <draw:rect draw:style-name="gr2" draw:text-style-name="P1" draw:layer="layout" svg:width="4.062cm" svg:height="0.537cm" svg:x="9.907cm" svg:y="1.162cm">
          <text:p text:style-name="P2"><text:span text:style-name="T1">Create order</text:span></text:p>
        </draw:rect>
        <draw:rect draw:style-name="gr3" draw:text-style-name="P3" draw:layer="layout" svg:width="3.541cm" svg:height="0.364cm" svg:x="1.658cm" svg:y="-2.693cm">
          <text:p text:style-name="P2"><text:span text:style-name="T2">Link / Button</text:span></text:p>
        </draw:rect>
        <draw:rect draw:style-name="gr4" draw:text-style-name="P3" draw:layer="layout" svg:width="3.541cm" svg:height="0.364cm" svg:x="1.659cm" svg:y="-2.193cm">
          <text:p text:style-name="P2"><text:span text:style-name="T2">TextField</text:span></text:p>
        </draw:rect>
        <draw:rect draw:style-name="gr5" draw:text-style-name="P3" draw:layer="layout" svg:width="3.541cm" svg:height="0.364cm" svg:x="1.66cm" svg:y="-1.693cm">
          <text:p text:style-name="P2"><text:span text:style-name="T2">CheckBox</text:span></text:p>
        </draw:rect>
        <draw:rect draw:style-name="gr6" draw:text-style-name="P3" draw:layer="layout" svg:width="3.541cm" svg:height="0.364cm" svg:x="1.661cm" svg:y="-1.193cm">
          <text:p text:style-name="P2"><text:span text:style-name="T2">RadioButton</text:span></text:p>
        </draw:rect>
        <draw:rect draw:style-name="gr4" draw:text-style-name="P3" draw:layer="layout" svg:width="3.541cm" svg:height="0.364cm" svg:x="10.184cm" svg:y="1.844cm">
          <text:p text:style-name="P2"><text:span text:style-name="T2">Surname</text:span></text:p>
        </draw:rect>
        <draw:rect draw:style-name="gr4" draw:text-style-name="P3" draw:layer="layout" svg:width="3.541cm" svg:height="0.364cm" svg:x="10.185cm" svg:y="2.424cm">
          <text:p text:style-name="P2"><text:span text:style-name="T2">Name</text:span></text:p>
        </draw:rect>
        <draw:rect draw:style-name="gr7" draw:text-style-name="P3" draw:layer="layout" svg:width="3.541cm" svg:height="0.364cm" svg:x="1.662cm" svg:y="-0.693cm">
          <text:p text:style-name="P2"><text:span text:style-name="T2">ComboBox</text:span></text:p>
        </draw:rect>
        <draw:rect draw:style-name="gr7" draw:text-style-name="P3" draw:layer="layout" svg:width="1.467cm" svg:height="0.364cm" svg:x="10.291cm" svg:y="2.97cm">
          <text:p text:style-name="P2"><text:span text:style-name="T2">Vendor</text:span></text:p>
        </draw:rect>
        <draw:rect draw:style-name="gr7" draw:text-style-name="P3" draw:layer="layout" svg:width="1.467cm" svg:height="0.364cm" svg:x="12.092cm" svg:y="2.97cm">
          <text:p text:style-name="P2"><text:span text:style-name="T2">Model</text:span></text:p>
        </draw:rect>
        <draw:rect draw:style-name="gr8" draw:text-style-name="P3" draw:id="id6" draw:layer="layout" svg:width="1.71cm" svg:height="0.364cm" svg:x="10.19cm" svg:y="3.503cm">
          <text:p text:style-name="P2"><text:span text:style-name="T2">Create Order</text:span></text:p>
        </draw:rect>
        <draw:rect draw:style-name="gr9" draw:text-style-name="P3" draw:layer="layout" svg:width="1.71cm" svg:height="0.364cm" svg:x="12.09cm" svg:y="3.503cm">
          <text:p text:style-name="P2"><text:span text:style-name="T2">Cancel</text:span></text:p>
        </draw:rect>
        <draw:connector draw:style-name="gr10" draw:text-style-name="P2" draw:layer="layout" draw:type="line" svg:x1="5.198cm" svg:y1="2.589cm" svg:x2="9.907cm" svg:y2="2.582cm" draw:start-shape="id1" draw:start-glue-point="1" draw:end-shape="id2" draw:end-glue-point="3" svg:d="m5198 2589 4709-7">
          <text:p/>
        </draw:connector>
        <draw:rect draw:style-name="gr8" draw:text-style-name="P3" draw:layer="layout" svg:width="2.489cm" svg:height="0.364cm" svg:x="5.659cm" svg:y="-2.693cm">
          <text:p text:style-name="P2"><text:span text:style-name="T2">Forward/OK</text:span></text:p>
        </draw:rect>
        <draw:rect draw:style-name="gr9" draw:text-style-name="P3" draw:layer="layout" svg:width="2.489cm" svg:height="0.364cm" svg:x="8.46cm" svg:y="-2.693cm">
          <text:p text:style-name="P2"><text:span text:style-name="T2">Back/Cancel/Close</text:span></text:p>
        </draw:rect>
        <draw:rect draw:style-name="gr11" draw:text-style-name="P3" draw:layer="layout" svg:width="3.541cm" svg:height="0.364cm" svg:x="1.659cm" svg:y="-3.193cm">
          <text:p text:style-name="P2"><text:span text:style-name="T2">Caption / Information</text:span></text:p>
        </draw:rect>
        <draw:rect draw:style-name="gr11" draw:text-style-name="P3" draw:layer="layout" svg:width="3.541cm" svg:height="0.364cm" svg:x="1.66cm" svg:y="4.507cm">
          <text:p text:style-name="P2"><text:span text:style-name="T2">Last Action Information</text:span></text:p>
        </draw:rect>
        <draw:connector draw:style-name="gr10" draw:text-style-name="P2" draw:layer="layout" draw:type="curve" draw:line-skew="-0.333cm -0.821cm" svg:x1="11.938cm" svg:y1="4.001cm" svg:x2="5.469cm" svg:y2="3.749cm" draw:start-shape="id2" draw:start-glue-point="2" draw:end-shape="id3" draw:end-glue-point="1" svg:d="m11938 4001c0 252-2536 210-3629 84s-743-336-2840-336">
          <text:p/>
        </draw:connector>
        <draw:rect draw:style-name="gr1" draw:text-style-name="P1" draw:id="id5" draw:layer="layout" svg:width="4.062cm" svg:height="2.838cm" svg:x="9.907cm" svg:y="4.864cm">
          <text:p/>
        </draw:rect>
        <draw:rect draw:style-name="gr12" draw:text-style-name="P3" draw:layer="layout" svg:width="3.978cm" svg:height="1.672cm" svg:x="9.939cm" svg:y="5.432cm">
          <text:p/>
        </draw:rect>
        <draw:rect draw:style-name="gr2" draw:text-style-name="P1" draw:layer="layout" svg:width="4.062cm" svg:height="0.537cm" svg:x="9.907cm" svg:y="4.863cm">
          <text:p text:style-name="P2"><text:span text:style-name="T1">new orders</text:span></text:p>
        </draw:rect>
        <draw:connector draw:style-name="gr10" draw:text-style-name="P2" draw:layer="layout" draw:type="line" svg:x1="5.198cm" svg:y1="3.089cm" svg:x2="9.907cm" svg:y2="6.283cm" draw:start-shape="id4" draw:start-glue-point="1" draw:end-shape="id5" svg:d="m5198 3089 4709 3194">
          <text:p/>
        </draw:connector>
        <draw:rect draw:style-name="gr3" draw:text-style-name="P3" draw:layer="layout" svg:width="1.237cm" svg:height="0.264cm" svg:x="10.019cm" svg:y="5.56cm">
          <text:p text:style-name="P2"><text:span text:style-name="T2">Surname</text:span></text:p>
        </draw:rect>
        <draw:rect draw:style-name="gr3" draw:text-style-name="P3" draw:layer="layout" svg:width="1.237cm" svg:height="0.264cm" svg:x="11.309cm" svg:y="5.56cm">
          <text:p text:style-name="P2"><text:span text:style-name="T2">Name</text:span></text:p>
        </draw:rect>
        <draw:rect draw:style-name="gr3" draw:text-style-name="P3" draw:id="id8" draw:layer="layout" svg:width="1.237cm" svg:height="0.264cm" svg:x="12.599cm" svg:y="5.56cm">
          <text:p text:style-name="P2"><text:span text:style-name="T2">BarCode</text:span></text:p>
        </draw:rect>
        <draw:rect draw:style-name="gr13" draw:text-style-name="P3" draw:layer="layout" svg:width="3.178cm" svg:height="1.355cm" svg:x="-1.726cm" svg:y="-3.21cm">
          <text:p text:style-name="P2"><text:span text:style-name="T2">Table</text:span></text:p>
        </draw:rect>
        <draw:rect draw:style-name="gr14" draw:text-style-name="P3" draw:layer="layout" svg:width="3.178cm" svg:height="1.355cm" svg:x="-1.726cm" svg:y="-1.709cm">
          <text:p text:style-name="P2"><text:span text:style-name="T2">List</text:span></text:p>
        </draw:rect>
        <draw:rect draw:style-name="gr9" draw:text-style-name="P3" draw:layer="layout" svg:width="3.589cm" svg:height="0.364cm" svg:x="10.211cm" svg:y="7.203cm">
          <text:p text:style-name="P2"><text:span text:style-name="T2">Close</text:span></text:p>
        </draw:rect>
        <draw:rect draw:style-name="gr1" draw:text-style-name="P1" draw:id="id9" draw:layer="layout" svg:width="4.062cm" svg:height="2.838cm" svg:x="14.807cm" svg:y="4.865cm">
          <text:p/>
        </draw:rect>
        <draw:rect draw:style-name="gr2" draw:text-style-name="P1" draw:layer="layout" svg:width="4.062cm" svg:height="0.537cm" svg:x="14.807cm" svg:y="4.864cm">
          <text:p text:style-name="P2"><text:span text:style-name="T1">Take Order</text:span></text:p>
        </draw:rect>
        <draw:rect draw:style-name="gr11" draw:text-style-name="P3" draw:layer="layout" svg:width="1.676cm" svg:height="0.364cm" svg:x="15.114cm" svg:y="5.555cm">
          <text:p text:style-name="P2"><text:span text:style-name="T2">Surname</text:span></text:p>
        </draw:rect>
        <draw:rect draw:style-name="gr1" draw:text-style-name="P1" draw:id="id7" draw:layer="layout" svg:width="4.062cm" svg:height="2.838cm" svg:x="14.807cm" svg:y="1.164cm">
          <text:p/>
        </draw:rect>
        <draw:rect draw:style-name="gr2" draw:text-style-name="P1" draw:layer="layout" svg:width="4.062cm" svg:height="0.537cm" svg:x="14.807cm" svg:y="1.163cm">
          <text:p text:style-name="P2"><text:span text:style-name="T1">Receipt</text:span></text:p>
        </draw:rect>
        <draw:connector draw:style-name="gr10" draw:text-style-name="P2" draw:layer="layout" draw:type="line" svg:x1="11.9cm" svg:y1="3.685cm" svg:x2="14.807cm" svg:y2="2.583cm" draw:start-shape="id6" draw:start-glue-point="1" draw:end-shape="id7" draw:end-glue-point="3" svg:d="m11900 3685 2907-1102">
          <text:p/>
        </draw:connector>
        <draw:rect draw:style-name="gr9" draw:text-style-name="P3" draw:layer="layout" svg:width="1.71cm" svg:height="0.364cm" svg:x="15.99cm" svg:y="3.503cm">
          <text:p text:style-name="P2"><text:span text:style-name="T2">Close</text:span></text:p>
        </draw:rect>
        <draw:rect draw:style-name="gr11" draw:text-style-name="P3" draw:layer="layout" svg:width="3.541cm" svg:height="1.606cm" svg:x="15.106cm" svg:y="1.755cm">
          <text:p text:style-name="P2"><text:span text:style-name="T2">Information For Print Receipt</text:span></text:p>
        </draw:rect>
        <draw:connector draw:style-name="gr10" draw:text-style-name="P2" draw:layer="layout" draw:type="line" svg:x1="13.836cm" svg:y1="5.692cm" svg:x2="14.807cm" svg:y2="6.284cm" draw:start-shape="id8" draw:start-glue-point="1" draw:end-shape="id9" svg:d="m13836 5692 971 592">
          <text:p/>
        </draw:connector>
        <draw:rect draw:style-name="gr11" draw:text-style-name="P3" draw:layer="layout" svg:width="1.676cm" svg:height="0.364cm" svg:x="17.014cm" svg:y="5.555cm">
          <text:p text:style-name="P2"><text:span text:style-name="T2">Name</text:span></text:p>
        </draw:rect>
        <draw:rect draw:style-name="gr11" draw:text-style-name="P3" draw:layer="layout" svg:width="1.676cm" svg:height="0.364cm" svg:x="15.114cm" svg:y="6.055cm">
          <text:p text:style-name="P2"><text:span text:style-name="T2">Vendor</text:span></text:p>
        </draw:rect>
        <draw:rect draw:style-name="gr11" draw:text-style-name="P3" draw:layer="layout" svg:width="1.676cm" svg:height="0.364cm" svg:x="17.014cm" svg:y="6.055cm">
          <text:p text:style-name="P2"><text:span text:style-name="T2">Model</text:span></text:p>
        </draw:rect>
        <draw:rect draw:style-name="gr11" draw:text-style-name="P3" draw:layer="layout" svg:width="3.576cm" svg:height="0.364cm" svg:x="15.114cm" svg:y="6.555cm">
          <text:p text:style-name="P2"><text:span text:style-name="T2">Status of order</text:span></text:p>
        </draw:rect>
        <draw:rect draw:style-name="gr8" draw:text-style-name="P3" draw:layer="layout" svg:width="1.71cm" svg:height="0.364cm" svg:x="15.109cm" svg:y="7.115cm">
          <text:p text:style-name="P2"><text:span text:style-name="T2">Mark as Taken</text:span></text:p>
        </draw:rect>
        <draw:rect draw:style-name="gr9" draw:text-style-name="P3" draw:layer="layout" svg:width="1.71cm" svg:height="0.364cm" svg:x="17.009cm" svg:y="7.115cm">
          <text:p text:style-name="P2"><text:span text:style-name="T2">Cancel</text:span></text:p>
        </draw:rect>
        <draw:rect draw:style-name="gr1" draw:text-style-name="P1" draw:layer="layout" svg:width="4.062cm" svg:height="2.838cm" svg:x="9.907cm" svg:y="8.164cm">
          <text:p/>
        </draw:rect>
        <draw:rect draw:style-name="gr12" draw:text-style-name="P3" draw:id="id11" draw:layer="layout" svg:width="3.978cm" svg:height="1.672cm" svg:x="9.939cm" svg:y="8.732cm">
          <text:p/>
        </draw:rect>
        <draw:rect draw:style-name="gr2" draw:text-style-name="P1" draw:layer="layout" svg:width="4.062cm" svg:height="0.537cm" svg:x="9.907cm" svg:y="8.163cm">
          <text:p text:style-name="P2"><text:span text:style-name="T1">taken orders</text:span></text:p>
        </draw:rect>
        <draw:rect draw:style-name="gr3" draw:text-style-name="P3" draw:layer="layout" svg:width="1.237cm" svg:height="0.264cm" svg:x="10.019cm" svg:y="8.86cm">
          <text:p text:style-name="P2"><text:span text:style-name="T2">Surname</text:span></text:p>
        </draw:rect>
        <draw:rect draw:style-name="gr3" draw:text-style-name="P3" draw:layer="layout" svg:width="1.237cm" svg:height="0.264cm" svg:x="11.309cm" svg:y="8.86cm">
          <text:p text:style-name="P2"><text:span text:style-name="T2">Name</text:span></text:p>
        </draw:rect>
        <draw:rect draw:style-name="gr3" draw:text-style-name="P3" draw:layer="layout" svg:width="1.237cm" svg:height="0.264cm" svg:x="12.599cm" svg:y="8.86cm">
          <text:p text:style-name="P2"><text:span text:style-name="T2">BarCode</text:span></text:p>
        </draw:rect>
        <draw:rect draw:style-name="gr9" draw:text-style-name="P3" draw:layer="layout" svg:width="3.589cm" svg:height="0.364cm" svg:x="10.211cm" svg:y="10.503cm">
          <text:p text:style-name="P2"><text:span text:style-name="T2">Close</text:span></text:p>
        </draw:rect>
        <draw:rect draw:style-name="gr1" draw:text-style-name="P1" draw:layer="layout" svg:width="4.062cm" svg:height="2.838cm" svg:x="14.807cm" svg:y="8.165cm">
          <text:p/>
        </draw:rect>
        <draw:rect draw:style-name="gr2" draw:text-style-name="P1" draw:layer="layout" svg:width="4.062cm" svg:height="0.537cm" svg:x="14.807cm" svg:y="8.164cm">
          <text:p text:style-name="P2"><text:span text:style-name="T1">Return to Order</text:span></text:p>
        </draw:rect>
        <draw:rect draw:style-name="gr11" draw:text-style-name="P3" draw:layer="layout" svg:width="1.676cm" svg:height="0.364cm" svg:x="15.114cm" svg:y="8.855cm">
          <text:p text:style-name="P2"><text:span text:style-name="T2">Surname</text:span></text:p>
        </draw:rect>
        <draw:rect draw:style-name="gr11" draw:text-style-name="P3" draw:layer="layout" svg:width="1.676cm" svg:height="0.364cm" svg:x="17.014cm" svg:y="8.855cm">
          <text:p text:style-name="P2"><text:span text:style-name="T2">Name</text:span></text:p>
        </draw:rect>
        <draw:rect draw:style-name="gr11" draw:text-style-name="P3" draw:layer="layout" svg:width="1.676cm" svg:height="0.364cm" svg:x="15.114cm" svg:y="9.355cm">
          <text:p text:style-name="P2"><text:span text:style-name="T2">Vendor</text:span></text:p>
        </draw:rect>
        <draw:rect draw:style-name="gr11" draw:text-style-name="P3" draw:layer="layout" svg:width="1.676cm" svg:height="0.364cm" svg:x="17.014cm" svg:y="9.355cm">
          <text:p text:style-name="P2"><text:span text:style-name="T2">Model</text:span></text:p>
        </draw:rect>
        <draw:rect draw:style-name="gr11" draw:text-style-name="P3" draw:layer="layout" svg:width="3.576cm" svg:height="0.364cm" svg:x="15.114cm" svg:y="9.855cm">
          <text:p text:style-name="P2"><text:span text:style-name="T2">Status of order</text:span></text:p>
        </draw:rect>
        <draw:rect draw:style-name="gr8" draw:text-style-name="P3" draw:layer="layout" svg:width="1.71cm" svg:height="0.364cm" svg:x="15.109cm" svg:y="10.415cm">
          <text:p text:style-name="P2"><text:span text:style-name="T2">Mark as Done</text:span></text:p>
        </draw:rect>
        <draw:rect draw:style-name="gr9" draw:text-style-name="P3" draw:layer="layout" svg:width="1.71cm" svg:height="0.364cm" svg:x="17.009cm" svg:y="10.415cm">
          <text:p text:style-name="P2"><text:span text:style-name="T2">Cancel</text:span></text:p>
        </draw:rect>
        <draw:connector draw:style-name="gr10" draw:text-style-name="P2" draw:layer="layout" draw:type="line" svg:x1="5.198cm" svg:y1="3.589cm" svg:x2="9.939cm" svg:y2="9.568cm" draw:start-shape="id10" draw:start-glue-point="1" draw:end-shape="id11" draw:end-glue-point="3" svg:d="m5198 3589 4741 5979">
          <text:p/>
        </draw:connector>
        <draw:rect draw:style-name="gr1" draw:text-style-name="P1" draw:layer="layout" svg:width="4.062cm" svg:height="2.838cm" svg:x="9.907cm" svg:y="11.365cm">
          <text:p/>
        </draw:rect>
        <draw:rect draw:style-name="gr12" draw:text-style-name="P3" draw:id="id13" draw:layer="layout" svg:width="3.978cm" svg:height="1.672cm" svg:x="9.939cm" svg:y="11.933cm">
          <text:p/>
        </draw:rect>
        <draw:rect draw:style-name="gr2" draw:text-style-name="P1" draw:layer="layout" svg:width="4.062cm" svg:height="0.537cm" svg:x="9.907cm" svg:y="11.364cm">
          <text:p text:style-name="P2"><text:span text:style-name="T1">Completed orders</text:span></text:p>
        </draw:rect>
        <draw:rect draw:style-name="gr3" draw:text-style-name="P3" draw:layer="layout" svg:width="1.237cm" svg:height="0.264cm" svg:x="10.019cm" svg:y="12.061cm">
          <text:p text:style-name="P2"><text:span text:style-name="T2">Surname</text:span></text:p>
        </draw:rect>
        <draw:rect draw:style-name="gr3" draw:text-style-name="P3" draw:layer="layout" svg:width="1.237cm" svg:height="0.264cm" svg:x="11.309cm" svg:y="12.061cm">
          <text:p text:style-name="P2"><text:span text:style-name="T2">Name</text:span></text:p>
        </draw:rect>
        <draw:rect draw:style-name="gr3" draw:text-style-name="P3" draw:layer="layout" svg:width="1.237cm" svg:height="0.264cm" svg:x="12.599cm" svg:y="12.061cm">
          <text:p text:style-name="P2"><text:span text:style-name="T2">BarCode</text:span></text:p>
        </draw:rect>
        <draw:rect draw:style-name="gr9" draw:text-style-name="P3" draw:layer="layout" svg:width="3.589cm" svg:height="0.364cm" svg:x="10.211cm" svg:y="13.704cm">
          <text:p text:style-name="P2"><text:span text:style-name="T2">Close</text:span></text:p>
        </draw:rect>
        <draw:rect draw:style-name="gr1" draw:text-style-name="P1" draw:layer="layout" svg:width="4.062cm" svg:height="2.838cm" svg:x="14.807cm" svg:y="11.266cm">
          <text:p/>
        </draw:rect>
        <draw:rect draw:style-name="gr2" draw:text-style-name="P1" draw:layer="layout" svg:width="4.062cm" svg:height="0.537cm" svg:x="14.807cm" svg:y="11.265cm">
          <text:p text:style-name="P2"><text:span text:style-name="T1">Order to Archiv</text:span></text:p>
        </draw:rect>
        <draw:rect draw:style-name="gr11" draw:text-style-name="P3" draw:layer="layout" svg:width="1.676cm" svg:height="0.364cm" svg:x="15.114cm" svg:y="11.956cm">
          <text:p text:style-name="P2"><text:span text:style-name="T2">Surname</text:span></text:p>
        </draw:rect>
        <draw:rect draw:style-name="gr11" draw:text-style-name="P3" draw:layer="layout" svg:width="1.676cm" svg:height="0.364cm" svg:x="17.014cm" svg:y="11.956cm">
          <text:p text:style-name="P2"><text:span text:style-name="T2">Name</text:span></text:p>
        </draw:rect>
        <draw:rect draw:style-name="gr11" draw:text-style-name="P3" draw:layer="layout" svg:width="1.676cm" svg:height="0.364cm" svg:x="15.114cm" svg:y="12.456cm">
          <text:p text:style-name="P2"><text:span text:style-name="T2">Vendor</text:span></text:p>
        </draw:rect>
        <draw:rect draw:style-name="gr11" draw:text-style-name="P3" draw:layer="layout" svg:width="1.676cm" svg:height="0.364cm" svg:x="17.014cm" svg:y="12.456cm">
          <text:p text:style-name="P2"><text:span text:style-name="T2">Model</text:span></text:p>
        </draw:rect>
        <draw:rect draw:style-name="gr11" draw:text-style-name="P3" draw:layer="layout" svg:width="3.576cm" svg:height="0.364cm" svg:x="15.114cm" svg:y="12.956cm">
          <text:p text:style-name="P2"><text:span text:style-name="T2">Status of order</text:span></text:p>
        </draw:rect>
        <draw:rect draw:style-name="gr8" draw:text-style-name="P3" draw:layer="layout" svg:width="1.71cm" svg:height="0.364cm" svg:x="15.109cm" svg:y="13.516cm">
          <text:p text:style-name="P2"><text:span text:style-name="T2">Mark as Returned</text:span></text:p>
        </draw:rect>
        <draw:rect draw:style-name="gr9" draw:text-style-name="P3" draw:layer="layout" svg:width="1.71cm" svg:height="0.364cm" svg:x="17.009cm" svg:y="13.516cm">
          <text:p text:style-name="P2"><text:span text:style-name="T2">Cancel</text:span></text:p>
        </draw:rect>
        <draw:rect draw:style-name="gr15" draw:text-style-name="P2" draw:layer="layout" svg:width="16.276cm" svg:height="1cm" svg:x="6.78cm" svg:y="0cm">
          <text:p text:style-name="P2">Визулальное представление</text:p>
        </draw:rect>
        <draw:rect draw:style-name="gr3" draw:text-style-name="P3" draw:id="id14" draw:layer="layout" svg:width="3.541cm" svg:height="0.364cm" svg:x="1.659cm" svg:y="5.307cm">
          <text:p text:style-name="P2"><text:span text:style-name="T2">Utility </text:span><text:span text:style-name="T3">(редактирование данных)</text:span></text:p>
        </draw:rect>
        <draw:rect draw:style-name="gr1" draw:text-style-name="P1" draw:layer="layout" svg:width="4.062cm" svg:height="2.838cm" svg:x="-6.181cm" svg:y="-3.199cm">
          <text:p/>
        </draw:rect>
        <draw:rect draw:style-name="gr2" draw:text-style-name="P1" draw:layer="layout" svg:width="4.062cm" svg:height="0.537cm" svg:x="-6.181cm" svg:y="-3.2cm">
          <text:p text:style-name="P2"><text:span text:style-name="T1">Completed orders</text:span></text:p>
        </draw:rect>
        <draw:rect draw:style-name="gr1" draw:text-style-name="P1" draw:id="id15" draw:layer="layout" svg:width="4.797cm" svg:height="2.838cm" svg:x="9.907cm" svg:y="14.604cm">
          <text:p/>
        </draw:rect>
        <draw:rect draw:style-name="gr2" draw:text-style-name="P1" draw:layer="layout" svg:width="4.797cm" svg:height="0.537cm" svg:x="9.907cm" svg:y="14.603cm">
          <text:p text:style-name="P2"><text:span text:style-name="T1">Utility</text:span></text:p>
        </draw:rect>
        <draw:connector draw:style-name="gr10" draw:text-style-name="P2" draw:layer="layout" draw:type="line" svg:x1="5.199cm" svg:y1="4.089cm" svg:x2="9.939cm" svg:y2="12.769cm" draw:start-shape="id12" draw:start-glue-point="1" draw:end-shape="id13" draw:end-glue-point="3" svg:d="m5199 4089 4740 8680">
          <text:p/>
        </draw:connector>
        <draw:connector draw:style-name="gr10" draw:text-style-name="P2" draw:layer="layout" draw:type="line" svg:x1="5.2cm" svg:y1="5.489cm" svg:x2="9.907cm" svg:y2="16.023cm" draw:start-shape="id14" draw:start-glue-point="1" draw:end-shape="id15" svg:d="m5200 5489 4707 10534">
          <text:p/>
        </draw:connector>
        <draw:rect draw:style-name="gr16" draw:text-style-name="P1" draw:layer="layout" svg:width="4.557cm" svg:height="2.838cm" svg:x="1.349cm" svg:y="7.148cm">
          <text:p/>
        </draw:rect>
        <draw:rect draw:style-name="gr2" draw:text-style-name="P1" draw:id="id16" draw:layer="layout" svg:width="4.557cm" svg:height="0.537cm" svg:x="1.349cm" svg:y="7.147cm">
          <text:p text:style-name="P2"><text:span text:style-name="T1">ChoicePoint</text:span></text:p>
        </draw:rect>
        <draw:rect draw:style-name="gr7" draw:text-style-name="P3" draw:layer="layout" svg:width="1.754cm" svg:height="0.364cm" svg:x="2.474cm" svg:y="7.927cm">
          <text:p text:style-name="P2"><text:span text:style-name="T2">ComboBox</text:span></text:p>
        </draw:rect>
        <draw:rect draw:style-name="gr8" draw:text-style-name="P3" draw:layer="layout" svg:width="2.489cm" svg:height="0.364cm" svg:x="2.551cm" svg:y="8.606cm">
          <text:p text:style-name="P2"><text:span text:style-name="T2">Enter</text:span></text:p>
        </draw:rect>
        <draw:rect draw:style-name="gr3" draw:text-style-name="P3" draw:id="id17" draw:layer="layout" svg:width="0.705cm" svg:height="0.364cm" svg:x="4.228cm" svg:y="7.927cm">
          <text:p text:style-name="P2"><text:span text:style-name="T2">Edit</text:span></text:p>
        </draw:rect>
        <draw:rect draw:style-name="gr3" draw:text-style-name="P3" draw:layer="layout" svg:width="0.873cm" svg:height="0.364cm" svg:x="4.933cm" svg:y="7.927cm">
          <text:p text:style-name="P2"><text:span text:style-name="T2">Remove</text:span></text:p>
        </draw:rect>
        <draw:connector draw:style-name="gr10" draw:text-style-name="P2" draw:layer="layout" draw:type="line" svg:x1="3.627cm" svg:y1="7.147cm" svg:x2="3.438cm" svg:y2="5.837cm" draw:start-shape="id16" draw:start-glue-point="0" draw:end-shape="id3" draw:end-glue-point="2" svg:d="m3627 7147-189-1310">
          <text:p/>
        </draw:connector>
        <draw:rect draw:style-name="gr3" draw:text-style-name="P3" draw:id="id19" draw:layer="layout" svg:width="0.705cm" svg:height="0.364cm" svg:x="1.769cm" svg:y="7.927cm">
          <text:p text:style-name="P2"><text:span text:style-name="T2">Add</text:span></text:p>
        </draw:rect>
        <draw:rect draw:style-name="gr1" draw:text-style-name="P1" draw:layer="layout" svg:width="4.557cm" svg:height="2.838cm" svg:x="4.037cm" svg:y="10.849cm">
          <text:p/>
        </draw:rect>
        <draw:rect draw:style-name="gr2" draw:text-style-name="P1" draw:id="id18" draw:layer="layout" svg:width="4.557cm" svg:height="0.537cm" svg:x="4.037cm" svg:y="10.848cm">
          <text:p text:style-name="P2"><text:span text:style-name="T1">ChoicePointEditor</text:span></text:p>
        </draw:rect>
        <draw:connector draw:style-name="gr10" draw:text-style-name="P2" draw:layer="layout" draw:type="line" svg:x1="4.58cm" svg:y1="8.291cm" svg:x2="6.315cm" svg:y2="10.848cm" draw:start-shape="id17" draw:start-glue-point="2" draw:end-shape="id18" draw:end-glue-point="0" svg:d="m4580 8291 1735 2557">
          <text:p/>
        </draw:connector>
        <draw:connector draw:style-name="gr10" draw:text-style-name="P2" draw:layer="layout" draw:type="line" svg:x1="2.121cm" svg:y1="8.291cm" svg:x2="4.037cm" svg:y2="11.116cm" draw:start-shape="id19" draw:start-glue-point="2" draw:end-shape="id18" svg:d="m2121 8291 1916 2825">
          <text:p/>
        </draw:connector>
        <draw:rect draw:style-name="gr8" draw:text-style-name="P3" draw:layer="layout" svg:width="1.71cm" svg:height="0.364cm" svg:x="4.506cm" svg:y="13.05cm">
          <text:p text:style-name="P2"><text:span text:style-name="T2">Save</text:span></text:p>
        </draw:rect>
        <draw:rect draw:style-name="gr9" draw:text-style-name="P3" draw:layer="layout" svg:width="1.71cm" svg:height="0.364cm" svg:x="6.406cm" svg:y="13.05cm">
          <text:p text:style-name="P2"><text:span text:style-name="T2">Cancel</text:span></text:p>
        </draw:rect>
        <draw:rect draw:style-name="gr4" draw:text-style-name="P3" draw:layer="layout" svg:width="3.541cm" svg:height="0.364cm" svg:x="4.582cm" svg:y="11.749cm">
          <text:p text:style-name="P2"><text:span text:style-name="T2">Point</text:span></text:p>
        </draw:rect>
        <draw:rect draw:style-name="gr1" draw:text-style-name="P1" draw:id="id21" draw:layer="layout" svg:width="4.797cm" svg:height="1.919cm" svg:x="15.508cm" svg:y="14.305cm">
          <text:p/>
        </draw:rect>
        <draw:rect draw:style-name="gr2" draw:text-style-name="P1" draw:layer="layout" svg:width="4.797cm" svg:height="0.537cm" svg:x="15.508cm" svg:y="14.304cm">
          <text:p text:style-name="P2"><text:span text:style-name="T1">Add/Edit models</text:span></text:p>
        </draw:rect>
        <draw:rect draw:style-name="gr7" draw:text-style-name="P3" draw:layer="layout" svg:width="1.972cm" svg:height="0.364cm" svg:x="16.61cm" svg:y="14.971cm">
          <text:p text:style-name="P2"><text:span text:style-name="T2">Vendors</text:span></text:p>
        </draw:rect>
        <draw:rect draw:style-name="gr3" draw:text-style-name="P3" draw:layer="layout" svg:width="0.827cm" svg:height="0.364cm" svg:x="15.783cm" svg:y="14.971cm">
          <text:p text:style-name="P2"><text:span text:style-name="T2">Add</text:span></text:p>
        </draw:rect>
        <draw:rect draw:style-name="gr3" draw:text-style-name="P3" draw:layer="layout" svg:width="0.688cm" svg:height="0.364cm" svg:x="18.582cm" svg:y="14.971cm">
          <text:p text:style-name="P2"><text:span text:style-name="T2">Edit</text:span></text:p>
        </draw:rect>
        <draw:rect draw:style-name="gr7" draw:text-style-name="P3" draw:layer="layout" svg:width="1.972cm" svg:height="0.364cm" svg:x="16.611cm" svg:y="15.567cm">
          <text:p text:style-name="P2"><text:span text:style-name="T2">Model</text:span></text:p>
        </draw:rect>
        <draw:rect draw:style-name="gr3" draw:text-style-name="P3" draw:layer="layout" svg:width="0.827cm" svg:height="0.364cm" svg:x="15.784cm" svg:y="15.567cm">
          <text:p text:style-name="P2"><text:span text:style-name="T2">Add</text:span></text:p>
        </draw:rect>
        <draw:rect draw:style-name="gr3" draw:text-style-name="P3" draw:layer="layout" svg:width="0.688cm" svg:height="0.364cm" svg:x="18.583cm" svg:y="15.567cm">
          <text:p text:style-name="P2"><text:span text:style-name="T2">Edit</text:span></text:p>
        </draw:rect>
        <draw:rect draw:style-name="gr3" draw:text-style-name="P3" draw:layer="layout" svg:width="0.688cm" svg:height="0.364cm" svg:x="19.27cm" svg:y="14.971cm">
          <text:p text:style-name="P2"><text:span text:style-name="T2">Del</text:span></text:p>
        </draw:rect>
        <draw:rect draw:style-name="gr3" draw:text-style-name="P3" draw:layer="layout" svg:width="0.688cm" svg:height="0.364cm" svg:x="19.271cm" svg:y="15.567cm">
          <text:p text:style-name="P2"><text:span text:style-name="T2">Del</text:span></text:p>
        </draw:rect>
        <draw:rect draw:style-name="gr3" draw:text-style-name="P3" draw:id="id20" draw:layer="layout" svg:width="3.541cm" svg:height="0.364cm" svg:x="10.762cm" svg:y="15.314cm">
          <text:p text:style-name="P2"><text:span text:style-name="T2">Edit Model Vendor</text:span></text:p>
        </draw:rect>
        <draw:rect draw:style-name="gr3" draw:text-style-name="P3" draw:id="id22" draw:layer="layout" svg:width="3.541cm" svg:height="0.364cm" svg:x="10.763cm" svg:y="15.814cm">
          <text:p text:style-name="P2"><text:span text:style-name="T2">Settings</text:span></text:p>
        </draw:rect>
        <draw:rect draw:style-name="gr3" draw:text-style-name="P3" draw:layer="layout" svg:width="3.541cm" svg:height="0.364cm" svg:x="10.764cm" svg:y="16.814cm">
          <text:p text:style-name="P2"><text:span text:style-name="T2">MainMenu</text:span></text:p>
        </draw:rect>
        <draw:connector draw:style-name="gr10" draw:text-style-name="P2" draw:layer="layout" draw:type="line" svg:x1="14.303cm" svg:y1="15.496cm" svg:x2="15.508cm" svg:y2="15.264cm" draw:start-shape="id20" draw:start-glue-point="1" draw:end-shape="id21" draw:end-glue-point="3" svg:d="m14303 15496 1205-232">
          <text:p/>
        </draw:connector>
        <draw:rect draw:style-name="gr1" draw:text-style-name="P1" draw:id="id23" draw:layer="layout" svg:width="4.797cm" svg:height="2.336cm" svg:x="15.509cm" svg:y="16.405cm">
          <text:p/>
        </draw:rect>
        <draw:rect draw:style-name="gr2" draw:text-style-name="P1" draw:layer="layout" svg:width="4.797cm" svg:height="0.537cm" svg:x="15.509cm" svg:y="16.404cm">
          <text:p text:style-name="P2"><text:span text:style-name="T1">Point Settings</text:span></text:p>
        </draw:rect>
        <draw:rect draw:style-name="gr8" draw:text-style-name="P3" draw:layer="layout" svg:width="1.71cm" svg:height="0.364cm" svg:x="16.109cm" svg:y="18.216cm">
          <text:p text:style-name="P2"><text:span text:style-name="T2">Mark as Returned</text:span></text:p>
        </draw:rect>
        <draw:rect draw:style-name="gr9" draw:text-style-name="P3" draw:layer="layout" svg:width="1.71cm" svg:height="0.364cm" svg:x="18.009cm" svg:y="18.216cm">
          <text:p text:style-name="P2"><text:span text:style-name="T2">Cancel</text:span></text:p>
        </draw:rect>
        <draw:rect draw:style-name="gr4" draw:text-style-name="P3" draw:layer="layout" svg:width="3.541cm" svg:height="0.364cm" svg:x="16.106cm" svg:y="17.591cm">
          <text:p text:style-name="P2"><text:span text:style-name="T2">Printer Bar Code</text:span></text:p>
        </draw:rect>
        <draw:rect draw:style-name="gr4" draw:text-style-name="P3" draw:layer="layout" svg:width="3.541cm" svg:height="0.364cm" svg:x="16.107cm" svg:y="17.091cm">
          <text:p text:style-name="P2"><text:span text:style-name="T2">Printer</text:span></text:p>
        </draw:rect>
        <draw:connector draw:style-name="gr10" draw:text-style-name="P2" draw:layer="layout" draw:type="line" svg:x1="14.304cm" svg:y1="15.996cm" svg:x2="15.509cm" svg:y2="17.573cm" draw:start-shape="id22" draw:start-glue-point="1" draw:end-shape="id23" svg:d="m14304 15996 1205 1577">
          <text:p/>
        </draw:connector>
      </draw:page>
      <draw:page draw:name="page2" draw:style-name="dp1" draw:master-page-name="Обычный">
        <draw:rect draw:style-name="gr15" draw:text-style-name="P2" draw:layer="layout" svg:width="16.276cm" svg:height="1cm" svg:x="6.78cm" svg:y="0cm">
          <text:p text:style-name="P2">Данные в базе данных</text:p>
        </draw:rect>
        <draw:rect draw:style-name="gr2" draw:text-style-name="P4" draw:layer="layout" svg:width="3.923cm" svg:height="0.445cm" svg:x="1.557cm" svg:y="1.789cm">
          <text:p text:style-name="P2"><text:span text:style-name="T4">Cartridge_model</text:span></text:p>
        </draw:rect>
        <draw:rect draw:style-name="gr17" draw:text-style-name="P4" draw:layer="layout" svg:width="3.923cm" svg:height="2.409cm" svg:x="1.558cm" svg:y="2.234cm">
          <text:p/>
        </draw:rect>
        <draw:rect draw:style-name="gr2" draw:text-style-name="P4" draw:layer="layout" svg:width="3.923cm" svg:height="0.445cm" svg:x="6.557cm" svg:y="1.789cm">
          <text:p text:style-name="P2"><text:span text:style-name="T4">Cartridge_vendor</text:span></text:p>
        </draw:rect>
        <draw:rect draw:style-name="gr17" draw:text-style-name="P4" draw:layer="layout" svg:width="3.923cm" svg:height="2.409cm" svg:x="6.558cm" svg:y="2.234cm">
          <text:p/>
        </draw:rect>
        <draw:rect draw:style-name="gr2" draw:text-style-name="P4" draw:layer="layout" svg:width="3.923cm" svg:height="0.445cm" svg:x="11.457cm" svg:y="1.789cm">
          <text:p text:style-name="P2"><text:span text:style-name="T4">Customer</text:span></text:p>
        </draw:rect>
        <draw:rect draw:style-name="gr17" draw:text-style-name="P4" draw:layer="layout" svg:width="3.923cm" svg:height="2.409cm" svg:x="11.458cm" svg:y="2.234cm">
          <text:p/>
        </draw:rect>
        <draw:rect draw:style-name="gr2" draw:text-style-name="P5" draw:layer="layout" svg:width="3.923cm" svg:height="0.445cm" svg:x="-4.862cm" svg:y="1.742cm">
          <text:p text:style-name="P2"><text:span text:style-name="T5">Cartridge_model</text:span></text:p>
        </draw:rect>
        <draw:rect draw:style-name="gr17" draw:text-style-name="P4" draw:layer="layout" svg:width="3.923cm" svg:height="2.409cm" svg:x="-4.861cm" svg:y="2.187cm">
          <text:p/>
        </draw:rect>
        <draw:rect draw:style-name="gr11" draw:text-style-name="P4" draw:layer="layout" svg:width="3.584cm" svg:height="0.354cm" svg:x="-4.676cm" svg:y="2.338cm">
          <text:p text:style-name="P2"><text:span text:style-name="T4">Field</text:span></text:p>
        </draw:rect>
        <draw:rect draw:style-name="gr11" draw:text-style-name="P4" draw:layer="layout" svg:width="3.584cm" svg:height="0.354cm" svg:x="1.705cm" svg:y="2.416cm">
          <text:p text:style-name="P2"><text:span text:style-name="T4">id</text:span></text:p>
        </draw:rect>
        <draw:rect draw:style-name="gr11" draw:text-style-name="P4" draw:layer="layout" svg:width="3.584cm" svg:height="0.354cm" svg:x="1.705cm" svg:y="2.916cm">
          <text:p text:style-name="P2"><text:span text:style-name="T4">id_vendor</text:span></text:p>
        </draw:rect>
        <draw:rect draw:style-name="gr11" draw:text-style-name="P4" draw:layer="layout" svg:width="3.584cm" svg:height="0.354cm" svg:x="1.705cm" svg:y="3.416cm">
          <text:p text:style-name="P2"><text:span text:style-name="T4">name</text:span></text:p>
        </draw:rect>
        <draw:rect draw:style-name="gr11" draw:text-style-name="P4" draw:layer="layout" svg:width="3.584cm" svg:height="0.354cm" svg:x="6.766cm" svg:y="2.416cm">
          <text:p text:style-name="P2"><text:span text:style-name="T4">id</text:span></text:p>
        </draw:rect>
        <draw:rect draw:style-name="gr11" draw:text-style-name="P4" draw:layer="layout" svg:width="3.584cm" svg:height="0.354cm" svg:x="6.766cm" svg:y="2.916cm">
          <text:p text:style-name="P2"><text:span text:style-name="T4">name</text:span></text:p>
        </draw:rect>
        <draw:rect draw:style-name="gr11" draw:text-style-name="P4" draw:layer="layout" svg:width="3.584cm" svg:height="0.354cm" svg:x="11.642cm" svg:y="2.416cm">
          <text:p text:style-name="P2"><text:span text:style-name="T4">id</text:span></text:p>
        </draw:rect>
        <draw:rect draw:style-name="gr11" draw:text-style-name="P4" draw:layer="layout" svg:width="3.584cm" svg:height="0.354cm" svg:x="11.642cm" svg:y="2.916cm">
          <text:p text:style-name="P2"><text:span text:style-name="T4">surname</text:span></text:p>
        </draw:rect>
        <draw:rect draw:style-name="gr11" draw:text-style-name="P4" draw:layer="layout" svg:width="3.584cm" svg:height="0.354cm" svg:x="11.642cm" svg:y="3.416cm">
          <text:p text:style-name="P2"><text:span text:style-name="T4">name</text:span></text:p>
        </draw:rect>
        <draw:rect draw:style-name="gr11" draw:text-style-name="P4" draw:layer="layout" svg:width="3.584cm" svg:height="0.354cm" svg:x="11.642cm" svg:y="3.916cm">
          <text:p text:style-name="P2"><text:span text:style-name="T4">create_time</text:span></text:p>
        </draw:rect>
        <draw:rect draw:style-name="gr2" draw:text-style-name="P4" draw:layer="layout" svg:width="3.923cm" svg:height="0.445cm" svg:x="16.257cm" svg:y="1.789cm">
          <text:p text:style-name="P2"><text:span text:style-name="T4">order_list</text:span></text:p>
        </draw:rect>
        <draw:rect draw:style-name="gr17" draw:text-style-name="P4" draw:layer="layout" svg:width="3.923cm" svg:height="4.207cm" svg:x="16.258cm" svg:y="2.234cm">
          <text:p/>
        </draw:rect>
        <draw:rect draw:style-name="gr11" draw:text-style-name="P4" draw:layer="layout" svg:width="3.584cm" svg:height="0.354cm" svg:x="16.442cm" svg:y="2.416cm">
          <text:p text:style-name="P2"><text:span text:style-name="T4">id</text:span></text:p>
        </draw:rect>
        <draw:rect draw:style-name="gr11" draw:text-style-name="P4" draw:layer="layout" svg:width="3.584cm" svg:height="0.354cm" svg:x="16.442cm" svg:y="2.916cm">
          <text:p text:style-name="P2"><text:span text:style-name="T4">id_model</text:span></text:p>
        </draw:rect>
        <draw:rect draw:style-name="gr11" draw:text-style-name="P4" draw:layer="layout" svg:width="3.584cm" svg:height="0.354cm" svg:x="16.442cm" svg:y="3.416cm">
          <text:p text:style-name="P2"><text:span text:style-name="T4">id_customer</text:span></text:p>
        </draw:rect>
        <draw:rect draw:style-name="gr11" draw:text-style-name="P4" draw:layer="layout" svg:width="3.584cm" svg:height="0.354cm" svg:x="16.442cm" svg:y="3.916cm">
          <text:p text:style-name="P2"><text:span text:style-name="T4">create_time</text:span></text:p>
        </draw:rect>
        <draw:rect draw:style-name="gr11" draw:text-style-name="P4" draw:layer="layout" svg:width="3.584cm" svg:height="0.354cm" svg:x="16.442cm" svg:y="4.416cm">
          <text:p text:style-name="P2"><text:span text:style-name="T4">get_to_process_time</text:span></text:p>
        </draw:rect>
        <draw:rect draw:style-name="gr11" draw:text-style-name="P4" draw:layer="layout" svg:width="3.584cm" svg:height="0.354cm" svg:x="16.442cm" svg:y="4.916cm">
          <text:p text:style-name="P2"><text:span text:style-name="T4">return_from_process_time</text:span></text:p>
        </draw:rect>
        <draw:rect draw:style-name="gr11" draw:text-style-name="P4" draw:layer="layout" svg:width="3.584cm" svg:height="0.354cm" svg:x="16.442cm" svg:y="5.416cm">
          <text:p text:style-name="P2"><text:span text:style-name="T4">return_to_customer_time</text:span></text:p>
        </draw:rect>
        <draw:rect draw:style-name="gr11" draw:text-style-name="P4" draw:layer="layout" svg:width="3.584cm" svg:height="0.354cm" svg:x="16.442cm" svg:y="5.916cm">
          <text:p text:style-name="P2"><text:span text:style-name="T4">unique_number</text:span></text:p>
        </draw:rect>
        <draw:rect draw:style-name="gr2" draw:text-style-name="P4" draw:layer="layout" svg:width="3.923cm" svg:height="0.445cm" svg:x="6.557cm" svg:y="5.189cm">
          <text:p text:style-name="P2"><text:span text:style-name="T4">points</text:span></text:p>
        </draw:rect>
        <draw:rect draw:style-name="gr17" draw:text-style-name="P4" draw:layer="layout" svg:width="3.923cm" svg:height="2.409cm" svg:x="6.558cm" svg:y="5.634cm">
          <text:p/>
        </draw:rect>
        <draw:rect draw:style-name="gr11" draw:text-style-name="P4" draw:layer="layout" svg:width="3.584cm" svg:height="0.354cm" svg:x="6.766cm" svg:y="5.816cm">
          <text:p text:style-name="P2"><text:span text:style-name="T4">id</text:span></text:p>
        </draw:rect>
        <draw:rect draw:style-name="gr11" draw:text-style-name="P4" draw:layer="layout" svg:width="3.584cm" svg:height="0.354cm" svg:x="6.766cm" svg:y="6.316cm">
          <text:p text:style-name="P2"><text:span text:style-name="T4">name</text:span></text:p>
        </draw:rect>
        <draw:rect draw:style-name="gr2" draw:text-style-name="P4" draw:layer="layout" svg:width="3.923cm" svg:height="0.445cm" svg:x="11.457cm" svg:y="5.189cm">
          <text:p text:style-name="P2"><text:span text:style-name="T4">point_settings</text:span></text:p>
        </draw:rect>
        <draw:rect draw:style-name="gr17" draw:text-style-name="P4" draw:layer="layout" svg:width="3.923cm" svg:height="2.409cm" svg:x="11.458cm" svg:y="5.634cm">
          <text:p/>
        </draw:rect>
        <draw:rect draw:style-name="gr11" draw:text-style-name="P4" draw:layer="layout" svg:width="3.584cm" svg:height="0.354cm" svg:x="11.666cm" svg:y="5.816cm">
          <text:p text:style-name="P2"><text:span text:style-name="T4">id</text:span></text:p>
        </draw:rect>
        <draw:rect draw:style-name="gr11" draw:text-style-name="P4" draw:layer="layout" svg:width="3.584cm" svg:height="0.354cm" svg:x="11.666cm" svg:y="6.316cm">
          <text:p text:style-name="P2"><text:span text:style-name="T4">id_points</text:span></text:p>
        </draw:rect>
        <draw:rect draw:style-name="gr11" draw:text-style-name="P4" draw:layer="layout" svg:width="3.584cm" svg:height="0.354cm" svg:x="11.666cm" svg:y="6.816cm">
          <text:p text:style-name="P2"><text:span text:style-name="T4">printer_name</text:span></text:p>
        </draw:rect>
        <draw:rect draw:style-name="gr11" draw:text-style-name="P4" draw:layer="layout" svg:width="3.584cm" svg:height="0.354cm" svg:x="11.666cm" svg:y="7.316cm">
          <text:p text:style-name="P2"><text:span text:style-name="T4">printer_barcode_nam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taliy Geleznyak</meta:initial-creator>
    <meta:creation-date>2009-09-19T05:54:20.04</meta:creation-date>
    <dc:date>2009-09-22T12:03:02.93</dc:date>
    <dc:creator>Vitaliy Cherkashin</dc:creator>
    <meta:editing-duration>PT28H20M34S</meta:editing-duration>
    <meta:editing-cycles>8</meta:editing-cycles>
    <meta:generator>OpenOffice.org/3.1$Win32 OpenOffice.org_project/310m11$Build-9399</meta:generator>
    <meta:document-statistic meta:object-count="166"/>
  </office:meta>
</office:document-meta>
</file>